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textarea-horizontal-align="center" draw:textarea-vertical-align="middle"/>
    </style:style>
    <style:style style:name="gr2" style:family="graphic" style:parent-style-name="standard">
      <style:graphic-properties svg:stroke-color="#cccccc" svg:stroke-linecap="round" draw:textarea-horizontal-align="center" draw:textarea-vertical-align="middle"/>
    </style:style>
    <style:style style:name="gr3" style:family="graphic" style:parent-style-name="standard">
      <style:graphic-properties svg:stroke-color="#3333ff" draw:textarea-horizontal-align="center" draw:textarea-vertical-align="middle"/>
    </style:style>
    <style:style style:name="gr4" style:family="graphic" style:parent-style-name="standard">
      <style:graphic-properties svg:stroke-color="#990000" draw:textarea-horizontal-align="center" draw:textarea-vertical-align="middle"/>
    </style:style>
    <style:style style:name="gr5" style:family="graphic" style:parent-style-name="standard">
      <style:graphic-properties svg:stroke-color="#3333ff" svg:stroke-linecap="round" draw:textarea-horizontal-align="center" draw:textarea-vertical-align="middle"/>
    </style:style>
    <style:style style:name="gr6" style:family="graphic" style:parent-style-name="standard">
      <style:graphic-properties svg:stroke-color="#990000" svg:stroke-linecap="round" draw:textarea-horizontal-align="center" draw:textarea-vertical-align="middle"/>
    </style:style>
    <style:style style:name="gr7" style:family="graphic" style:parent-style-name="standard">
      <style:graphic-properties draw:stroke="none" svg:stroke-color="#cccccc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8" style:family="graphic" style:parent-style-name="objectwithoutfill">
      <style:graphic-properties svg:stroke-color="#990000" draw:fill="none" draw:textarea-horizontal-align="center" draw:textarea-vertical-align="middle"/>
    </style:style>
    <style:style style:name="gr9" style:family="graphic" style:parent-style-name="objectwithoutfill">
      <style:graphic-properties svg:stroke-color="#3333ff" draw:fill="none" draw:textarea-horizontal-align="center" draw:textarea-vertical-align="middle"/>
    </style:style>
    <style:style style:name="gr10" style:family="graphic" style:parent-style-name="objectwithoutfill">
      <style:graphic-properties svg:stroke-color="#cccccc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2" style:family="graphic" style:parent-style-name="standard">
      <style:graphic-properties svg:stroke-color="#cccccc" draw:fill="none" draw:textarea-horizontal-align="center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1.646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ccccc" fo:font-size="12pt" style:font-size-asian="12pt" style:font-size-complex="12pt"/>
    </style:style>
    <style:style style:name="P3" style:family="paragraph">
      <style:text-properties fo:color="#990000" fo:font-size="12pt" style:font-size-asian="12pt" style:font-size-complex="12pt"/>
    </style:style>
    <style:style style:name="P4" style:family="paragraph">
      <style:text-properties fo:color="#0000ff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color="#cccccc" fo:font-size="12pt" style:font-size-asian="12pt" style:font-size-complex="12pt"/>
    </style:style>
    <style:style style:name="T2" style:family="text">
      <style:text-properties fo:color="#990000"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75cm" svg:y1="4.75cm" svg:x2="5.75cm" svg:y2="4.25cm">
            <text:p/>
          </draw:line>
          <draw:line draw:style-name="gr2" draw:text-style-name="P1" draw:layer="layout" svg:x1="5.25cm" svg:y1="4.75cm" svg:x2="6.25cm" svg:y2="4.75cm">
            <text:p/>
          </draw:line>
          <draw:line draw:style-name="gr2" draw:text-style-name="P1" draw:layer="layout" svg:x1="5.5cm" svg:y1="5cm" svg:x2="6cm" svg:y2="5cm">
            <text:p/>
          </draw:line>
          <draw:line draw:style-name="gr2" draw:text-style-name="P1" draw:layer="layout" svg:x1="5.63cm" svg:y1="5.25cm" svg:x2="5.88cm" svg:y2="5.25cm">
            <text:p/>
          </draw:line>
        </draw:g>
        <draw:g>
          <draw:line draw:style-name="gr3" draw:text-style-name="P1" draw:layer="layout" svg:x1="2.75cm" svg:y1="3.75cm" svg:x2="2.75cm" svg:y2="2.875cm">
            <text:p/>
          </draw:line>
          <draw:line draw:style-name="gr4" draw:text-style-name="P1" draw:layer="layout" svg:x1="2.75cm" svg:y1="2.625cm" svg:x2="2.75cm" svg:y2="1.75cm">
            <text:p/>
          </draw:line>
          <draw:line draw:style-name="gr5" draw:text-style-name="P1" draw:layer="layout" svg:x1="2.5cm" svg:y1="2.875cm" svg:x2="3cm" svg:y2="2.875cm">
            <text:p/>
          </draw:line>
          <draw:line draw:style-name="gr6" draw:text-style-name="P1" draw:layer="layout" svg:x1="2.5cm" svg:y1="2.625cm" svg:x2="3cm" svg:y2="2.625cm">
            <text:p/>
          </draw:line>
        </draw:g>
        <draw:g>
          <draw:line draw:style-name="gr1" draw:text-style-name="P1" draw:layer="layout" svg:x1="4.75cm" svg:y1="3.75cm" svg:x2="4.75cm" svg:y2="3.25cm">
            <text:p/>
          </draw:line>
          <draw:frame draw:style-name="gr7" draw:text-style-name="P2" draw:layer="layout" svg:width="1cm" svg:height="0.5cm" svg:x="4.25cm" svg:y="2.75cm">
            <draw:text-box>
              <text:p><text:span text:style-name="T1">Vcc</text:span></text:p>
            </draw:text-box>
          </draw:frame>
          <draw:line draw:style-name="gr2" draw:text-style-name="P1" draw:layer="layout" svg:x1="4.25cm" svg:y1="3.25cm" svg:x2="5.25cm" svg:y2="3.25cm">
            <text:p/>
          </draw:line>
        </draw:g>
        <draw:line draw:style-name="gr8" draw:text-style-name="P1" draw:layer="layout" svg:x1="2.75cm" svg:y1="1.25cm" svg:x2="2.75cm" svg:y2="1.75cm">
          <text:p/>
        </draw:line>
        <draw:line draw:style-name="gr9" draw:text-style-name="P1" draw:layer="layout" svg:x1="2.75cm" svg:y1="3.75cm" svg:x2="2.75cm" svg:y2="4.25cm">
          <text:p/>
        </draw:line>
        <draw:g>
          <draw:line draw:style-name="gr1" draw:text-style-name="P1" draw:layer="layout" svg:x1="5.75cm" svg:y1="3.75cm" svg:x2="5.75cm" svg:y2="2.875cm">
            <text:p/>
          </draw:line>
          <draw:line draw:style-name="gr1" draw:text-style-name="P1" draw:layer="layout" svg:x1="5.75cm" svg:y1="2.625cm" svg:x2="5.75cm" svg:y2="1.75cm">
            <text:p/>
          </draw:line>
          <draw:line draw:style-name="gr2" draw:text-style-name="P1" draw:layer="layout" svg:x1="5.5cm" svg:y1="2.875cm" svg:x2="6cm" svg:y2="2.875cm">
            <text:p/>
          </draw:line>
          <draw:line draw:style-name="gr2" draw:text-style-name="P1" draw:layer="layout" svg:x1="5.5cm" svg:y1="2.625cm" svg:x2="6cm" svg:y2="2.625cm">
            <text:p/>
          </draw:line>
        </draw:g>
        <draw:line draw:style-name="gr10" draw:text-style-name="P1" draw:layer="layout" svg:x1="5.75cm" svg:y1="3.75cm" svg:x2="5.75cm" svg:y2="4.25cm">
          <text:p/>
        </draw:line>
        <draw:polyline draw:style-name="gr10" draw:text-style-name="P1" draw:layer="layout" svg:width="0.499cm" svg:height="0.249cm" draw:transform="rotate (-1.5707963267949) translate (4.75cm 3.75cm)" svg:viewBox="0 0 500 250" draw:points="0,0 500,0 500,250">
          <text:p/>
        </draw:polyline>
        <draw:polyline draw:style-name="gr10" draw:text-style-name="P1" draw:layer="layout" svg:width="0.499cm" svg:height="0.999cm" draw:transform="rotate (-1.5707963267949) translate (5.75cm 1.25cm)" svg:viewBox="0 0 500 1000" draw:points="500,0 0,0 0,1000">
          <text:p/>
        </draw:polyline>
        <draw:frame draw:style-name="gr11" draw:text-style-name="P3" draw:layer="layout" svg:width="0.5cm" svg:height="0.5cm" svg:x="1.25cm" svg:y="1.75cm">
          <draw:text-box>
            <text:p><text:span text:style-name="T2">+</text:span></text:p>
          </draw:text-box>
        </draw:frame>
        <draw:frame draw:style-name="gr11" draw:text-style-name="P4" draw:layer="layout" svg:width="0.5cm" svg:height="0.5cm" svg:x="1.25cm" svg:y="3.25cm">
          <draw:text-box>
            <text:p><text:span text:style-name="T3">-</text:span></text:p>
          </draw:text-box>
        </draw:frame>
        <draw:frame draw:style-name="gr11" draw:text-style-name="P5" draw:layer="layout" svg:width="1cm" svg:height="0.5cm" svg:x="0.75cm" svg:y="2.5cm">
          <draw:text-box>
            <text:p><text:span text:style-name="T4">Vcc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0.747cm" svg:y1="4.25cm" svg:x2="0.997cm" svg:y2="4.25cm">
            <text:p/>
          </draw:line>
          <draw:circle draw:style-name="gr12" draw:text-style-name="P1" draw:layer="layout" svg:width="0.25cm" svg:height="0.25cm" svg:x="1.002cm" svg:y="4.125cm">
            <text:p/>
          </draw:circle>
          <draw:line draw:style-name="gr1" draw:text-style-name="P1" draw:layer="layout" svg:x1="2.75cm" svg:y1="4.25cm" svg:x2="2.5cm" svg:y2="4.25cm">
            <text:p/>
          </draw:line>
          <draw:circle draw:style-name="gr12" draw:text-style-name="P1" draw:layer="layout" svg:width="0.25cm" svg:height="0.25cm" svg:x="2.245cm" svg:y="4.125cm">
            <text:p/>
          </draw:circle>
          <draw:line draw:style-name="gr2" draw:text-style-name="P1" draw:layer="layout" svg:x1="1.247cm" svg:y1="4.25cm" svg:x2="2.247cm" svg:y2="3.7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0.747cm" svg:y1="1.25cm" svg:x2="0.997cm" svg:y2="1.25cm">
            <text:p/>
          </draw:line>
          <draw:circle draw:style-name="gr12" draw:text-style-name="P1" draw:layer="layout" svg:width="0.25cm" svg:height="0.25cm" svg:x="1.002cm" svg:y="1.125cm">
            <text:p/>
          </draw:circle>
          <draw:line draw:style-name="gr1" draw:text-style-name="P1" draw:layer="layout" svg:x1="2.75cm" svg:y1="1.25cm" svg:x2="2.5cm" svg:y2="1.25cm">
            <text:p/>
          </draw:line>
          <draw:circle draw:style-name="gr12" draw:text-style-name="P1" draw:layer="layout" svg:width="0.25cm" svg:height="0.25cm" svg:x="2.245cm" svg:y="1.125cm">
            <text:p/>
          </draw:circle>
          <draw:line draw:style-name="gr2" draw:text-style-name="P1" draw:layer="layout" svg:x1="1.247cm" svg:y1="1.25cm" svg:x2="2.247cm" svg:y2="0.7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2.747cm" svg:y1="1.25cm" svg:x2="2.997cm" svg:y2="1.25cm">
            <text:p/>
          </draw:line>
          <draw:circle draw:style-name="gr12" draw:text-style-name="P1" draw:layer="layout" svg:width="0.25cm" svg:height="0.25cm" svg:x="3.002cm" svg:y="1.125cm">
            <text:p/>
          </draw:circle>
          <draw:line draw:style-name="gr1" draw:text-style-name="P1" draw:layer="layout" svg:x1="4.75cm" svg:y1="1.25cm" svg:x2="4.5cm" svg:y2="1.25cm">
            <text:p/>
          </draw:line>
          <draw:circle draw:style-name="gr12" draw:text-style-name="P1" draw:layer="layout" svg:width="0.25cm" svg:height="0.25cm" svg:x="4.245cm" svg:y="1.125cm">
            <text:p/>
          </draw:circle>
          <draw:line draw:style-name="gr2" draw:text-style-name="P1" draw:layer="layout" svg:x1="3.247cm" svg:y1="1.25cm" svg:x2="4.247cm" svg:y2="0.7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2.747cm" svg:y1="4.25cm" svg:x2="2.997cm" svg:y2="4.25cm">
            <text:p/>
          </draw:line>
          <draw:circle draw:style-name="gr12" draw:text-style-name="P1" draw:layer="layout" svg:width="0.25cm" svg:height="0.25cm" svg:x="3.002cm" svg:y="4.125cm">
            <text:p/>
          </draw:circle>
          <draw:line draw:style-name="gr1" draw:text-style-name="P1" draw:layer="layout" svg:x1="4.75cm" svg:y1="4.25cm" svg:x2="4.5cm" svg:y2="4.25cm">
            <text:p/>
          </draw:line>
          <draw:circle draw:style-name="gr12" draw:text-style-name="P1" draw:layer="layout" svg:width="0.25cm" svg:height="0.25cm" svg:x="4.245cm" svg:y="4.125cm">
            <text:p/>
          </draw:circle>
          <draw:line draw:style-name="gr2" draw:text-style-name="P1" draw:layer="layout" svg:x1="3.247cm" svg:y1="4.25cm" svg:x2="4.247cm" svg:y2="3.75cm">
            <text:p/>
          </draw:line>
        </draw:g>
        <draw:g>
          <draw:line draw:style-name="gr1" draw:text-style-name="P1" draw:layer="layout" svg:x1="0.75cm" svg:y1="4.75cm" svg:x2="0.75cm" svg:y2="4.25cm">
            <text:p/>
          </draw:line>
          <draw:line draw:style-name="gr2" draw:text-style-name="P1" draw:layer="layout" svg:x1="0.25cm" svg:y1="4.75cm" svg:x2="1.25cm" svg:y2="4.75cm">
            <text:p/>
          </draw:line>
          <draw:line draw:style-name="gr2" draw:text-style-name="P1" draw:layer="layout" svg:x1="0.5cm" svg:y1="5cm" svg:x2="1cm" svg:y2="5cm">
            <text:p/>
          </draw:line>
          <draw:line draw:style-name="gr2" draw:text-style-name="P1" draw:layer="layout" svg:x1="0.63cm" svg:y1="5.25cm" svg:x2="0.88cm" svg:y2="5.25cm">
            <text:p/>
          </draw:line>
        </draw:g>
        <draw:g>
          <draw:line draw:style-name="gr1" draw:text-style-name="P1" draw:layer="layout" svg:x1="0.75cm" svg:y1="1.25cm" svg:x2="0.75cm" svg:y2="0.75cm">
            <text:p/>
          </draw:line>
          <draw:frame draw:style-name="gr7" draw:text-style-name="P2" draw:layer="layout" svg:width="1cm" svg:height="0.5cm" svg:x="0.25cm" svg:y="0.25cm">
            <draw:text-box>
              <text:p><text:span text:style-name="T1">Vcc</text:span></text:p>
            </draw:text-box>
          </draw:frame>
          <draw:line draw:style-name="gr2" draw:text-style-name="P1" draw:layer="layout" svg:x1="0.25cm" svg:y1="0.75cm" svg:x2="1.25cm" svg:y2="0.75cm">
            <text:p/>
          </draw:line>
        </draw:g>
        <draw:polyline draw:style-name="gr10" draw:text-style-name="P1" draw:layer="layout" svg:width="0.249cm" svg:height="0.249cm" draw:transform="rotate (1.5707963267949) translate (0.75cm 1.25cm)" svg:viewBox="0 0 250 250" draw:points="250,0 0,0 0,250">
          <text:p/>
        </draw:polyline>
        <draw:polyline draw:style-name="gr10" draw:text-style-name="P1" draw:layer="layout" svg:width="0.249cm" svg:height="0.249cm" draw:transform="rotate (1.5707963267949) translate (0.75cm 4.5cm)" svg:viewBox="0 0 250 250" draw:points="0,0 250,0 250,250">
          <text:p/>
        </draw:polyline>
        <draw:custom-shape draw:style-name="gr13" draw:text-style-name="P1" draw:layer="layout" svg:width="0.5cm" svg:height="2cm" svg:x="1.75cm" svg:y="1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5T02:05:45.356000000</dc:date>
    <meta:editing-duration>PT2H57M</meta:editing-duration>
    <meta:editing-cycles>121</meta:editing-cycles>
    <meta:document-statistic meta:object-count="63"/>
  </office:meta>
</office:document-meta>
</file>